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opacity="0%" draw:textarea-horizontal-align="justify" draw:textarea-vertical-align="middle" draw:auto-grow-height="false" fo:min-height="0cm" fo:min-width="0cm" draw:shadow-opacity="0%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6cm" svg:x="1.8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6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6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6cm" svg:y="1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2cm" svg:x="7.6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cm" svg:height="0.2cm" svg:x="7.601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cm" svg:height="0.2cm" svg:x="7.602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cm" svg:height="0.2cm" svg:x="7.603cm" svg:y="19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7.104cm" svg:y="14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7.105cm" svg:y="15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7.106cm" svg:y="16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7.107cm" svg:y="17.3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7.108cm" svg:y="18.3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6cm" svg:height="2.6cm" svg:x="10.2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10.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10.2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10.2cm" svg:y="1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2cm" svg:x="12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cm" svg:height="0.2cm" svg:x="12.001cm" svg:y="10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cm" svg:height="0.2cm" svg:x="12.002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cm" svg:height="0.2cm" svg:x="12.003cm" svg:y="2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11.304cm" svg:y="14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11.305cm" svg:y="15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11.306cm" svg:y="16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11.307cm" svg:y="17.3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11.308cm" svg:y="18.3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85cm" svg:height="1.285cm" svg:x="15.814cm" svg:y="8.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1.285cm" svg:height="1.285cm" svg:x="15.813cm" svg:y="10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1.285cm" svg:height="1.286cm" svg:x="15.813cm" svg:y="11.77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1.285cm" svg:height="1.285cm" svg:x="15.812cm" svg:y="16.91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496cm" svg:height="0.496cm" svg:x="16.205cm" svg:y="13.7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16.206cm" svg:y="14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96cm" svg:height="0.496cm" svg:x="16.207cm" svg:y="15.7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3.7cm" svg:y1="9.2cm" svg:x2="7.6cm" svg:y2="5.3cm">
          <text:p/>
        </draw:line>
        <draw:line draw:style-name="gr5" draw:text-style-name="P1" draw:layer="layout" svg:x1="3.7cm" svg:y1="9.2cm" svg:x2="7.6cm" svg:y2="8.6cm">
          <text:p/>
        </draw:line>
        <draw:line draw:style-name="gr5" draw:text-style-name="P1" draw:layer="layout" svg:x1="3.7cm" svg:y1="9.2cm" svg:x2="7.6cm" svg:y2="11.9cm">
          <text:p/>
        </draw:line>
        <draw:line draw:style-name="gr5" draw:text-style-name="P1" draw:layer="layout" svg:x1="3.7cm" svg:y1="9.2cm" svg:x2="7.7cm" svg:y2="19.9cm">
          <text:p/>
        </draw:line>
        <draw:custom-shape draw:style-name="gr1" draw:text-style-name="P1" draw:layer="layout" svg:width="0.7cm" svg:height="0.7cm" svg:x="7.6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7.6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7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7.6cm" svg:y="20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3cm" svg:y1="6.7cm" svg:x2="12cm" svg:y2="6.7cm">
          <text:p/>
        </draw:line>
        <draw:line draw:style-name="gr5" draw:text-style-name="P1" draw:layer="layout" svg:x1="8.3cm" svg:y1="6.7cm" svg:x2="12cm" svg:y2="10.1cm">
          <text:p/>
        </draw:line>
        <draw:line draw:style-name="gr5" draw:text-style-name="P1" draw:layer="layout" svg:x1="8.3cm" svg:y1="6.7cm" svg:x2="12cm" svg:y2="13.4cm">
          <text:p/>
        </draw:line>
        <draw:line draw:style-name="gr5" draw:text-style-name="P1" draw:layer="layout" svg:x1="8.3cm" svg:y1="6.7cm" svg:x2="12.1cm" svg:y2="21.4cm">
          <text:p/>
        </draw:line>
        <draw:line draw:style-name="gr5" draw:text-style-name="P1" draw:layer="layout" svg:x1="8.305cm" svg:y1="10cm" svg:x2="12cm" svg:y2="6.7cm">
          <text:p/>
        </draw:line>
        <draw:line draw:style-name="gr5" draw:text-style-name="P1" draw:layer="layout" svg:x1="8.305cm" svg:y1="10.001cm" svg:x2="11.9cm" svg:y2="10.1cm">
          <text:p/>
        </draw:line>
        <draw:line draw:style-name="gr5" draw:text-style-name="P1" draw:layer="layout" svg:x1="8.305cm" svg:y1="10.001cm" svg:x2="12cm" svg:y2="6.701cm">
          <text:p/>
        </draw:line>
        <draw:line draw:style-name="gr5" draw:text-style-name="P1" draw:layer="layout" svg:x1="8.305cm" svg:y1="10.001cm" svg:x2="12cm" svg:y2="6.701cm">
          <text:p/>
        </draw:line>
        <draw:line draw:style-name="gr5" draw:text-style-name="P1" draw:layer="layout" svg:x1="8.305cm" svg:y1="10.024cm" svg:x2="12cm" svg:y2="13.5cm">
          <text:p/>
        </draw:line>
        <draw:line draw:style-name="gr5" draw:text-style-name="P1" draw:layer="layout" svg:x1="8.305cm" svg:y1="10.024cm" svg:x2="12.1cm" svg:y2="21.3cm">
          <text:p/>
        </draw:line>
        <draw:line draw:style-name="gr5" draw:text-style-name="P1" draw:layer="layout" svg:x1="8.3cm" svg:y1="13.4cm" svg:x2="12cm" svg:y2="6.7cm">
          <text:p/>
        </draw:line>
        <draw:line draw:style-name="gr5" draw:text-style-name="P1" draw:layer="layout" svg:x1="8.305cm" svg:y1="10.024cm" svg:x2="12.1cm" svg:y2="21.3cm">
          <text:p/>
        </draw:line>
        <draw:line draw:style-name="gr5" draw:text-style-name="P1" draw:layer="layout" svg:x1="8.3cm" svg:y1="13.401cm" svg:x2="12cm" svg:y2="10.1cm">
          <text:p/>
        </draw:line>
        <draw:line draw:style-name="gr5" draw:text-style-name="P1" draw:layer="layout" svg:x1="8.3cm" svg:y1="13.402cm" svg:x2="12cm" svg:y2="13.5cm">
          <text:p/>
        </draw:line>
        <draw:line draw:style-name="gr5" draw:text-style-name="P1" draw:layer="layout" svg:x1="8.3cm" svg:y1="13.425cm" svg:x2="12.1cm" svg:y2="21.4cm">
          <text:p/>
        </draw:line>
        <draw:line draw:style-name="gr5" draw:text-style-name="P1" draw:layer="layout" svg:x1="8.3cm" svg:y1="21.3cm" svg:x2="12.1cm" svg:y2="21.4cm">
          <text:p/>
        </draw:line>
        <draw:line draw:style-name="gr5" draw:text-style-name="P1" draw:layer="layout" svg:x1="8.3cm" svg:y1="21.323cm" svg:x2="12cm" svg:y2="13.5cm">
          <text:p/>
        </draw:line>
        <draw:line draw:style-name="gr5" draw:text-style-name="P1" draw:layer="layout" svg:x1="8.3cm" svg:y1="21.324cm" svg:x2="12cm" svg:y2="10.1cm">
          <text:p/>
        </draw:line>
        <draw:line draw:style-name="gr5" draw:text-style-name="P1" draw:layer="layout" svg:x1="8.3cm" svg:y1="21.325cm" svg:x2="12.1cm" svg:y2="6.7cm">
          <text:p/>
        </draw:line>
        <draw:line draw:style-name="gr5" draw:text-style-name="P1" draw:layer="layout" svg:x1="12.8cm" svg:y1="5.9cm" svg:x2="16.1cm" svg:y2="8.7cm">
          <text:p/>
        </draw:line>
        <draw:line draw:style-name="gr5" draw:text-style-name="P1" draw:layer="layout" svg:x1="12.8cm" svg:y1="5.9cm" svg:x2="15.8cm" svg:y2="10.6cm">
          <text:p/>
        </draw:line>
        <draw:line draw:style-name="gr5" draw:text-style-name="P1" draw:layer="layout" svg:x1="12.8cm" svg:y1="5.9cm" svg:x2="15.8cm" svg:y2="12.3cm">
          <text:p/>
        </draw:line>
        <draw:line draw:style-name="gr5" draw:text-style-name="P1" draw:layer="layout" svg:x1="12.8cm" svg:y1="5.9cm" svg:x2="15.8cm" svg:y2="17.3cm">
          <text:p/>
        </draw:line>
        <draw:line draw:style-name="gr5" draw:text-style-name="P1" draw:layer="layout" svg:x1="12.8cm" svg:y1="9.4cm" svg:x2="16.1cm" svg:y2="8.7cm">
          <text:p/>
        </draw:line>
        <draw:line draw:style-name="gr5" draw:text-style-name="P1" draw:layer="layout" svg:x1="12.8cm" svg:y1="9.392cm" svg:x2="15.8cm" svg:y2="10.5cm">
          <text:p/>
        </draw:line>
        <draw:line draw:style-name="gr5" draw:text-style-name="P1" draw:layer="layout" svg:x1="12.8cm" svg:y1="9.392cm" svg:x2="15.8cm" svg:y2="12.3cm">
          <text:p/>
        </draw:line>
        <draw:line draw:style-name="gr5" draw:text-style-name="P1" draw:layer="layout" svg:x1="12.8cm" svg:y1="9.392cm" svg:x2="15.8cm" svg:y2="17.5cm">
          <text:p/>
        </draw:line>
        <draw:line draw:style-name="gr5" draw:text-style-name="P1" draw:layer="layout" svg:x1="12.8cm" svg:y1="12.7cm" svg:x2="15.8cm" svg:y2="17.5cm">
          <text:p/>
        </draw:line>
        <draw:line draw:style-name="gr5" draw:text-style-name="P1" draw:layer="layout" svg:x1="12.8cm" svg:y1="12.7cm" svg:x2="15.9cm" svg:y2="8.8cm">
          <text:p/>
        </draw:line>
        <draw:line draw:style-name="gr5" draw:text-style-name="P1" draw:layer="layout" svg:x1="12.8cm" svg:y1="12.7cm" svg:x2="15.8cm" svg:y2="10.5cm">
          <text:p/>
        </draw:line>
        <draw:line draw:style-name="gr5" draw:text-style-name="P1" draw:layer="layout" svg:x1="12.8cm" svg:y1="12.7cm" svg:x2="15.8cm" svg:y2="12.3cm">
          <text:p/>
        </draw:line>
        <draw:frame draw:style-name="gr6" draw:text-style-name="P1" draw:layer="layout" svg:width="2.263cm" svg:height="1.673cm" svg:x="2.037cm" svg:y="1.4cm">
          <draw:text-box>
            <text:p text:style-name="P1">Input </text:p>
            <text:p text:style-name="P1">Image</text:p>
          </draw:text-box>
        </draw:frame>
        <draw:frame draw:style-name="gr6" draw:text-style-name="P1" draw:layer="layout" svg:width="4.511cm" svg:height="1.673cm" svg:x="5.238cm" svg:y="1.401cm">
          <draw:text-box>
            <text:p text:style-name="P1">Convolutional </text:p>
            <text:p text:style-name="P1">Layer 1</text:p>
          </draw:text-box>
        </draw:frame>
        <draw:frame draw:style-name="gr6" draw:text-style-name="P1" draw:layer="layout" svg:width="5.29cm" svg:height="1.673cm" svg:x="14.04cm" svg:y="1.403cm">
          <draw:text-box>
            <text:p text:style-name="P1">Fully-Connected </text:p>
            <text:p text:style-name="P1">Layer</text:p>
          </draw:text-box>
        </draw:frame>
        <draw:frame draw:style-name="gr6" draw:text-style-name="P1" draw:layer="layout" svg:width="4.511cm" svg:height="1.673cm" svg:x="9.439cm" svg:y="1.402cm">
          <draw:text-box>
            <text:p text:style-name="P1">Convolutional </text:p>
            <text:p text:style-name="P1">Layer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4:46:26.465733888</meta:creation-date>
    <dc:date>2017-05-31T15:10:10.908701762</dc:date>
    <meta:editing-duration>PT8M8S</meta:editing-duration>
    <meta:editing-cycles>2</meta:editing-cycles>
    <meta:generator>LibreOffice/4.2.8.2$Linux_X86_64 LibreOffice_project/420m0$Build-2</meta:generator>
    <meta:document-statistic meta:object-count="78"/>
  </office:meta>
</office:document-meta>
</file>